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fo:text-align="center" style:justify-single-word="false"/>
    </style:style>
    <style:style style:name="P3" style:family="paragraph" style:parent-style-name="Standard">
      <style:paragraph-properties fo:margin-top="0in" fo:margin-bottom="0in" style:line-height-at-least="0.0693in">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Standard" style:list-style-name="L8">
      <style:paragraph-properties fo:margin-top="0in" fo:margin-bottom="0in" style:line-height-at-least="0.0693in">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 style:family="paragraph" style:parent-style-name="Standard" style:list-style-name="L10">
      <style:paragraph-properties fo:margin-top="0in" fo:margin-bottom="0in" style:line-height-at-least="0.0693in">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Standard" style:list-style-name="L19">
      <style:paragraph-properties fo:margin-top="0in" fo:margin-bottom="0in" style:line-height-at-least="0.0693in">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Standard" style:list-style-name="L10">
      <style:paragraph-properties fo:margin-top="0in" fo:margin-bottom="0in" style:line-height-at-least="0.0693in">
        <style:tab-stops>
          <style:tab-stop style:position="0.188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style:list-style-name="L13">
      <style:paragraph-properties fo:margin-top="0in" fo:margin-bottom="0in" style:line-height-at-least="0.0693in">
        <style:tab-stops>
          <style:tab-stop style:position="0.2681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style:paragraph-properties fo:margin-top="0in" fo:margin-bottom="0in" fo:text-align="start" style:justify-single-word="false"/>
    </style:style>
    <style:style style:name="P10" style:family="paragraph" style:parent-style-name="Standard">
      <style:paragraph-properties fo:margin-top="0in" fo:margin-bottom="0in" style:line-height-at-least="0.0693in">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2pt" style:text-underline-style="none" fo:font-weight="normal" style:font-size-asian="12pt" style:font-weight-asian="normal" style:font-size-complex="12pt" style:font-weight-complex="normal"/>
    </style:style>
    <style:style style:name="P11" style:family="paragraph" style:parent-style-name="Standard" style:master-page-name="Standard">
      <style:paragraph-properties fo:margin-top="0in" fo:margin-bottom="0in" style:page-number="auto"/>
    </style:style>
    <style:style style:name="P12" style:family="paragraph" style:parent-style-name="Standard" style:list-style-name="L5">
      <style:paragraph-properties fo:margin-left="0.5in" fo:margin-right="0in" fo:margin-top="0in" fo:margin-bottom="0in" style:line-height-at-least="0.0693in" fo:text-indent="-0.5063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Standard" style:list-style-name="L9">
      <style:paragraph-properties fo:margin-left="0.5in" fo:margin-right="0in" fo:margin-top="0in" fo:margin-bottom="0in" style:line-height-at-least="0.0693in" fo:text-indent="-0.5063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 style:family="paragraph" style:parent-style-name="Standard" style:list-style-name="L11">
      <style:paragraph-properties fo:margin-left="0.5in" fo:margin-right="0in" fo:margin-top="0in" fo:margin-bottom="0in" style:line-height-at-least="0.0693in" fo:text-indent="-0.5063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 style:family="paragraph" style:parent-style-name="Standard" style:list-style-name="L14">
      <style:paragraph-properties fo:margin-left="0.5in" fo:margin-right="0in" fo:margin-top="0in" fo:margin-bottom="0in" style:line-height-at-least="0.0693in" fo:text-indent="-0.5063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 style:family="paragraph" style:parent-style-name="Standard" style:list-style-name="L16">
      <style:paragraph-properties fo:margin-left="0.5in" fo:margin-right="0in" fo:margin-top="0in" fo:margin-bottom="0in" style:line-height-at-least="0.0693in" fo:text-indent="-0.5063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18">
      <style:paragraph-properties fo:margin-left="0.5in" fo:margin-right="0in" fo:margin-top="0in" fo:margin-bottom="0in" style:line-height-at-least="0.0693in" fo:text-indent="-0.5063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8">
      <style:paragraph-properties fo:margin-left="0.5in" fo:margin-right="0in" fo:margin-top="0in" fo:margin-bottom="0in" style:line-height-at-least="0.0693in" fo:text-indent="-0.4957in" style:auto-text-indent="false">
        <style:tab-stops>
          <style:tab-stop style:position="0.188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style:paragraph-properties fo:margin-left="-0.0063in" fo:margin-right="0in" fo:margin-top="0in" fo:margin-bottom="0in" style:line-height-at-least="0.0693in" fo:text-indent="0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 style:family="paragraph" style:parent-style-name="Standard">
      <style:paragraph-properties fo:margin-left="-0.0063in" fo:margin-right="0in" fo:margin-top="0in" fo:margin-bottom="0in" style:line-height-at-least="0.0693in" fo:text-indent="0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8">
      <style:paragraph-properties fo:margin-left="0.0043in" fo:margin-right="0in" fo:margin-top="0in" fo:margin-bottom="0in" style:line-height-at-least="0.0693in" fo:text-indent="0in" style:auto-text-indent="false">
        <style:tab-stops>
          <style:tab-stop style:position="0.188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 style:family="paragraph" style:parent-style-name="Standard" style:list-style-name="L12">
      <style:paragraph-properties fo:margin-left="0.248in" fo:margin-right="0in" fo:margin-top="0in" fo:margin-bottom="0in" style:line-height-at-least="0.0693in" fo:text-indent="-0.25in" style:auto-text-indent="false">
        <style:tab-stops>
          <style:tab-stop style:position="0.2681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list-style-name="L13">
      <style:paragraph-properties fo:margin-left="0.248in" fo:margin-right="0in" fo:margin-top="0in" fo:margin-bottom="0in" style:line-height-at-least="0.0693in" fo:text-indent="-0.25in" style:auto-text-indent="false">
        <style:tab-stops>
          <style:tab-stop style:position="0.2681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 style:family="paragraph" style:parent-style-name="Standard" style:list-style-name="L15">
      <style:paragraph-properties fo:margin-left="0.248in" fo:margin-right="0in" fo:margin-top="0in" fo:margin-bottom="0in" style:line-height-at-least="0.0693in" fo:text-indent="-0.25in" style:auto-text-indent="false">
        <style:tab-stops>
          <style:tab-stop style:position="0.2681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 style:family="paragraph" style:parent-style-name="Standard" style:list-style-name="L17">
      <style:paragraph-properties fo:margin-left="0.248in" fo:margin-right="0in" fo:margin-top="0in" fo:margin-bottom="0in" style:line-height-at-least="0.0693in" fo:text-indent="-0.25in" style:auto-text-indent="false">
        <style:tab-stops>
          <style:tab-stop style:position="0.2681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 style:family="paragraph" style:parent-style-name="Standard" style:list-style-name="L15">
      <style:paragraph-properties fo:margin-left="0.2382in" fo:margin-right="0in" fo:margin-top="0in" fo:margin-bottom="0in" style:line-height-at-least="0.0693in" fo:text-indent="-0.25in" style:auto-text-indent="false">
        <style:tab-stops>
          <style:tab-stop style:position="0.2681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 style:family="paragraph" style:parent-style-name="Standard" style:list-style-name="L17">
      <style:paragraph-properties fo:margin-left="0.2382in" fo:margin-right="0in" fo:margin-top="0in" fo:margin-bottom="0in" style:line-height-at-least="0.0693in" fo:text-indent="-0.25in" style:auto-text-indent="false">
        <style:tab-stops>
          <style:tab-stop style:position="0.2681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color="#000000" style:font-name-asian="Times New Roman1" style:font-name-complex="Times New Roman1"/>
    </style:style>
    <style:style style:name="T3" style:family="text">
      <style:text-properties fo:color="#000000"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4" style:family="text">
      <style:text-properties fo:color="#000000" fo:font-size="14pt" style:text-underline-style="none" fo:font-weight="normal" style:font-name-asian="Times New Roman1" style:font-size-asian="14pt" style:font-weight-asian="normal" style:font-name-complex="Times New Roman1" style:font-size-complex="14pt" style:font-weight-complex="normal"/>
    </style:style>
    <style:style style:name="T5" style:family="text">
      <style:text-properties fo:color="#000000" style:text-underline-style="solid" style:text-underline-width="auto" style:text-underline-color="font-color" fo:font-weight="bold" style:font-name-asian="Times New Roman1" style:font-weight-asian="bold" style:font-name-complex="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043in" fo:text-indent="-0.25in" fo:margin-left="0.504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43in" fo:text-indent="-0.25in" fo:margin-left="0.754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43in" fo:text-indent="-0.25in" fo:margin-left="1.004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43in" fo:text-indent="-0.25in" fo:margin-left="1.254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43in" fo:text-indent="-0.25in" fo:margin-left="1.504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43in" fo:text-indent="-0.25in" fo:margin-left="1.754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43in" fo:text-indent="-0.25in" fo:margin-left="2.004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43in" fo:text-indent="-0.25in" fo:margin-left="2.254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43in" fo:text-indent="-0.25in" fo:margin-left="2.504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43in" fo:text-indent="-0.25in" fo:margin-left="2.754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leb Tebbe</text:p>
      <text:p text:style-name="P1">Zachary Kaplan</text:p>
      <text:p text:style-name="P1">CS 314, Prof. Sudipto Ghosh</text:p>
      <text:p text:style-name="P1">Project 1</text:p>
      <text:p text:style-name="P1"/>
      <text:p text:style-name="P2"><text:span text:style-name="T1">CS 314 – Project 1: </text:span></text:p>
      <text:p text:style-name="P9"><text:span text:style-name="T4"/></text:p>
      <text:p text:style-name="P9"><text:span text:style-name="T1">Phase 2x Test Cases</text:span></text:p>
      <text:p text:style-name="P2"/>
      <text:p text:style-name="P3"><text:span text:style-name="T3">Testcase C1001</text:span></text:p>
      <text:p text:style-name="P3"><text:span text:style-name="T2">System: Simple Chat <text:s text:c="14"/></text:span></text:p>
      <text:p text:style-name="P3"><text:span text:style-name="T2">Phase: 2x</text:span></text:p>
      <text:p text:style-name="P3"><text:span text:style-name="T2">Description: Test basic functionality of #block client command.</text:span></text:p>
      <text:p text:style-name="P3"/>
      <text:p text:style-name="P3"><text:span text:style-name="T5">Rationale:</text:span><text:span text:style-name="T2"> Test to see if client can block a user and ignore their chat from coming to its display. By equivalence class testing this filtering is independent of the number of clients connected so it will successfully ignore messages from blocked users on a bigger server.</text:span></text:p>
      <text:p text:style-name="P3"/>
      <text:p text:style-name="P3"><text:span text:style-name="T5">Instructions:</text:span></text:p>
      <text:list xml:id="list1457177018" text:style-name="L8">
        <text:list-item>
          <text:p text:style-name="P18"><text:span text:style-name="T2">Start a server.</text:span></text:p>
        </text:list-item>
        <text:list-item>
          <text:p text:style-name="P4"><text:span text:style-name="T2">Begin a client logged in as testloginid.</text:span></text:p>
        </text:list-item>
        <text:list-item>
          <text:p text:style-name="P4"><text:span text:style-name="T2">Begin a client logged in as testloginid2.</text:span></text:p>
        </text:list-item>
        <text:list-item>
          <text:p text:style-name="P4"><text:span text:style-name="T2">Use command #testloginid2 from testloginid.</text:span></text:p>
        </text:list-item>
        <text:list-item>
          <text:p text:style-name="P4"><text:span text:style-name="T2">Try to echo chat from testloginid2.</text:span></text:p>
        </text:list-item>
      </text:list>
      <text:p text:style-name="P3"/>
      <text:p text:style-name="P3"><text:span text:style-name="T5">Expected results:</text:span></text:p>
      <text:p text:style-name="P3"><text:span text:style-name="T2">1. Client testloginid will ignore messages from testloginid2 on the display. All other functions should remain the same otherwise.</text:span></text:p>
      <text:p text:style-name="P3"><text:span text:style-name="T5">Cleanup:</text:span></text:p>
      <text:list xml:id="list1505949799" text:style-name="L5">
        <text:list-item>
          <text:p text:style-name="P12"><text:span text:style-name="T2">Hit CTRL+C to kill any remaining clients/servers.</text:span></text:p>
        </text:list-item>
      </text:list>
      <text:p text:style-name="P19"><text:span text:style-name="T2"/></text:p>
      <text:p text:style-name="P3"><text:span text:style-name="T3">Testcase C1002</text:span></text:p>
      <text:p text:style-name="P3"><text:span text:style-name="T2">System: Simple Chat <text:s text:c="14"/></text:span></text:p>
      <text:p text:style-name="P3"><text:span text:style-name="T2">Phase: 2x</text:span></text:p>
      <text:p text:style-name="P3"><text:span text:style-name="T2">Description: Test basic functionality of #block client command.</text:span></text:p>
      <text:p text:style-name="P3"/>
      <text:p text:style-name="P3"><text:span text:style-name="T5">Rationale:</text:span><text:span text:style-name="T2"> Test to see if client can block a server. A Server is not a client so it does not fall under C1001.</text:span></text:p>
      <text:p text:style-name="P3"/>
      <text:p text:style-name="P3"><text:span text:style-name="T5">Instructions:</text:span></text:p>
      <text:list xml:id="list1282438740" text:style-name="L10">
        <text:list-item>
          <text:p text:style-name="P7"><text:span text:style-name="T2">Start a server.</text:span></text:p>
        </text:list-item>
        <text:list-item>
          <text:p text:style-name="P5"><text:span text:style-name="T2">Begin a client logged in as testloginid.</text:span></text:p>
        </text:list-item>
        <text:list-item>
          <text:p text:style-name="P5"><text:span text:style-name="T2">Use command #block server from client.</text:span></text:p>
        </text:list-item>
        <text:list-item>
          <text:p text:style-name="P5"><text:span text:style-name="T2">Send a message through ServerConsole</text:span></text:p>
        </text:list-item>
      </text:list>
      <text:p text:style-name="P3"/>
      <text:p text:style-name="P3"><text:span text:style-name="T5">Expected results:</text:span></text:p>
      <text:p text:style-name="P3"><text:soft-page-break/><text:span text:style-name="T2">1. Client testloginid will ignore messages from the server. All other functionality should be the same otherwise.</text:span></text:p>
      <text:p text:style-name="P3"><text:span text:style-name="T5">Cleanup:</text:span></text:p>
      <text:list xml:id="list1714763153" text:style-name="L9">
        <text:list-item>
          <text:p text:style-name="P13"><text:span text:style-name="T2">Hit CTRL+C to kill any remaining clients/servers.</text:span></text:p>
        </text:list-item>
      </text:list>
      <text:p text:style-name="P3"><text:span text:style-name="T2"/></text:p>
      <text:p text:style-name="P3"><text:span text:style-name="T3">Testcase C1003</text:span></text:p>
      <text:p text:style-name="P3"><text:span text:style-name="T2">System: Simple Chat <text:s text:c="14"/></text:span></text:p>
      <text:p text:style-name="P3"><text:span text:style-name="T2">Phase: 2x</text:span></text:p>
      <text:p text:style-name="P3"><text:span text:style-name="T2">Description: Test basic functionality of #unblock client command.</text:span></text:p>
      <text:p text:style-name="P3"/>
      <text:p text:style-name="P3"><text:span text:style-name="T5">Rationale:</text:span><text:span text:style-name="T2"> Test to see if client can block a server. A Server is not a client so it does not fall under C1001.</text:span></text:p>
      <text:p text:style-name="P3"/>
      <text:p text:style-name="P3"><text:span text:style-name="T5">Instructions:</text:span></text:p>
      <text:list xml:id="list210669389" text:continue-list="list1457177018" text:style-name="L8">
        <text:list-header>
          <text:p text:style-name="P21"><text:span text:style-name="T2">1. Start a server.</text:span></text:p>
          <text:p text:style-name="P21"><text:span text:style-name="T2">2. Begin a client logged in as testloginid.</text:span></text:p>
        </text:list-header>
      </text:list>
      <text:list xml:id="list38281429" text:style-name="L12">
        <text:list-item>
          <text:p text:style-name="P22"><text:span text:style-name="T2">Block testloginid2 by testloginid.</text:span></text:p>
        </text:list-item>
        <text:list-item>
          <text:p text:style-name="P22"><text:span text:style-name="T2">Use #unblock testloginid2 from user testloginid.</text:span></text:p>
        </text:list-item>
        <text:list-item>
          <text:p text:style-name="P22"><text:span text:style-name="T2">Echo message from testloginid2.</text:span></text:p>
        </text:list-item>
      </text:list>
      <text:p text:style-name="P3"><text:span text:style-name="T5"/></text:p>
      <text:p text:style-name="P3"/>
      <text:p text:style-name="P3"><text:span text:style-name="T5">Expected results:</text:span></text:p>
      <text:p text:style-name="P3"><text:span text:style-name="T2">1. Client testloginid will see messages from testloginid2 after using the #unblock command.</text:span></text:p>
      <text:p text:style-name="P3"><text:span text:style-name="T5">Cleanup:</text:span></text:p>
      <text:list xml:id="list1802883350" text:style-name="L11">
        <text:list-item>
          <text:p text:style-name="P14"><text:span text:style-name="T2">Hit CTRL+C to kill any remaining clients/servers.</text:span></text:p>
        </text:list-item>
      </text:list>
      <text:p text:style-name="P19"><text:span text:style-name="T2"/></text:p>
      <text:p text:style-name="P3"><text:span text:style-name="T3">Testcase C1004</text:span></text:p>
      <text:p text:style-name="P3"><text:span text:style-name="T2">System: Simple Chat <text:s text:c="14"/></text:span></text:p>
      <text:p text:style-name="P3"><text:span text:style-name="T2">Phase: 2x</text:span></text:p>
      <text:p text:style-name="P3"><text:span text:style-name="T2">Description: Test basic functionality of #whoiblock</text:span></text:p>
      <text:p text:style-name="P3"/>
      <text:p text:style-name="P3"><text:span text:style-name="T5">Rationale:</text:span><text:span text:style-name="T2"> Test to see if client can display who is in their block list. By EQ this will display a users entire block list in the display.</text:span></text:p>
      <text:p text:style-name="P3"/>
      <text:p text:style-name="P3"><text:span text:style-name="T5">Instructions:</text:span></text:p>
      <text:list xml:id="list1975937054" text:continue-list="list210669389" text:style-name="L8">
        <text:list-header>
          <text:p text:style-name="P21"><text:span text:style-name="T2">1. Start a server.</text:span></text:p>
          <text:p text:style-name="P21"><text:span text:style-name="T2">2. Begin a client logged in as testloginid.</text:span></text:p>
        </text:list-header>
      </text:list>
      <text:list xml:id="list1199648956" text:style-name="L13">
        <text:list-item>
          <text:p text:style-name="P8"><text:span text:style-name="T2">Begin a client logged in as testloginid2.</text:span></text:p>
        </text:list-item>
        <text:list-item>
          <text:p text:style-name="P8"><text:span text:style-name="T2">Block testloginid2 from user testloginid.</text:span></text:p>
        </text:list-item>
        <text:list-item>
          <text:p text:style-name="P23"><text:span text:style-name="T2">Block server from user testloginid.</text:span></text:p>
        </text:list-item>
        <text:list-item>
          <text:p text:style-name="P23"><text:span text:style-name="T2">Use #whoiblock from user testloginid.</text:span></text:p>
        </text:list-item>
      </text:list>
      <text:p text:style-name="P3"><text:span text:style-name="T5"/></text:p>
      <text:p text:style-name="P3"/>
      <text:p text:style-name="P3"><text:span text:style-name="T5">Expected results:</text:span></text:p>
      <text:p text:style-name="P3"><text:span text:style-name="T2">1. Client testloginid will see display blocked users testloginid2 and server.</text:span></text:p>
      <text:p text:style-name="P3"><text:span text:style-name="T5">Cleanup:</text:span></text:p>
      <text:list xml:id="list379070048" text:style-name="L14">
        <text:list-item>
          <text:p text:style-name="P15"><text:span text:style-name="T2">Hit CTRL+C to kill any remaining clients/servers.</text:span></text:p>
        </text:list-item>
      </text:list>
      <text:p text:style-name="P10"><text:span text:style-name="T3"/></text:p>
      <text:p text:style-name="P3"><text:soft-page-break/><text:span text:style-name="T3">Testcase C1005</text:span></text:p>
      <text:p text:style-name="P3"><text:span text:style-name="T2">System: Simple Chat <text:s text:c="14"/></text:span></text:p>
      <text:p text:style-name="P3"><text:span text:style-name="T2">Phase: 2x</text:span></text:p>
      <text:p text:style-name="P3"><text:span text:style-name="T2">Description: Test #unblock with no commands</text:span></text:p>
      <text:p text:style-name="P3"/>
      <text:p text:style-name="P3"><text:span text:style-name="T5">Rationale:</text:span><text:span text:style-name="T2"> Test to see if client #unblock with no commands unblocks all users previously blocked.</text:span></text:p>
      <text:p text:style-name="P3"/>
      <text:p text:style-name="P3"><text:span text:style-name="T5">Instructions:</text:span></text:p>
      <text:list xml:id="list406328974" text:continue-list="list1975937054" text:style-name="L8">
        <text:list-header>
          <text:p text:style-name="P21"><text:span text:style-name="T2">1. Start a server.</text:span></text:p>
          <text:p text:style-name="P21"><text:span text:style-name="T2">2. Begin a client logged in as testloginid.</text:span></text:p>
        </text:list-header>
      </text:list>
      <text:list xml:id="list1988843274" text:style-name="L15">
        <text:list-item>
          <text:p text:style-name="P26"><text:span text:style-name="T2">Begin a client logged in as testloginid2.</text:span></text:p>
        </text:list-item>
        <text:list-item>
          <text:p text:style-name="P24"><text:span text:style-name="T2">Block testloginid2 from user testloginid.</text:span></text:p>
        </text:list-item>
        <text:list-item>
          <text:p text:style-name="P24"><text:span text:style-name="T2">Block server from user testloginid.</text:span></text:p>
        </text:list-item>
        <text:list-item>
          <text:p text:style-name="P24"><text:span text:style-name="T2">Use #unblock from user testloginid.</text:span></text:p>
        </text:list-item>
      </text:list>
      <text:p text:style-name="P3"><text:span text:style-name="T5"/></text:p>
      <text:p text:style-name="P3"/>
      <text:p text:style-name="P3"><text:span text:style-name="T5">Expected results:</text:span></text:p>
      <text:p text:style-name="P3"><text:span text:style-name="T2">1. Client testloginid will unblock both testloginid2 and the server.</text:span></text:p>
      <text:p text:style-name="P3"><text:span text:style-name="T5">Cleanup:</text:span></text:p>
      <text:list xml:id="list428239078" text:style-name="L16">
        <text:list-item>
          <text:p text:style-name="P16"><text:span text:style-name="T2">Hit CTRL+C to kill any remaining clients/servers.</text:span></text:p>
        </text:list-item>
      </text:list>
      <text:p text:style-name="P20"><text:span text:style-name="T2"/></text:p>
      <text:p text:style-name="P3"><text:span text:style-name="T3">Testcase C1006</text:span></text:p>
      <text:p text:style-name="P3"><text:span text:style-name="T2">System: Simple Chat <text:s text:c="14"/></text:span></text:p>
      <text:p text:style-name="P3"><text:span text:style-name="T2">Phase: 2x</text:span></text:p>
      <text:p text:style-name="P3"><text:span text:style-name="T2">Description: Test #whoblocksme command from a blocked client.</text:span></text:p>
      <text:p text:style-name="P3"/>
      <text:p text:style-name="P3"><text:span text:style-name="T5">Rationale:</text:span><text:span text:style-name="T2"> Test to see if client #whoblocksme echos the user to all users blocking them.</text:span></text:p>
      <text:p text:style-name="P3"/>
      <text:p text:style-name="P3"><text:span text:style-name="T5">Instructions:</text:span></text:p>
      <text:list xml:id="list954378985" text:continue-list="list406328974" text:style-name="L8">
        <text:list-header>
          <text:p text:style-name="P21"><text:span text:style-name="T2">1. Start a server.</text:span></text:p>
          <text:p text:style-name="P21"><text:span text:style-name="T2">2. Begin a client logged in as testloginid.</text:span></text:p>
        </text:list-header>
      </text:list>
      <text:list xml:id="list1495149845" text:style-name="L17">
        <text:list-item>
          <text:p text:style-name="P27"><text:span text:style-name="T2">Begin a client logged in as testloginid2.</text:span></text:p>
        </text:list-item>
        <text:list-item>
          <text:p text:style-name="P25"><text:span text:style-name="T2">Block testloginid2 from user testloginid.</text:span></text:p>
        </text:list-item>
        <text:list-item>
          <text:p text:style-name="P25"><text:span text:style-name="T2">Block server from user testloginid.</text:span></text:p>
        </text:list-item>
        <text:list-item>
          <text:p text:style-name="P25"><text:span text:style-name="T2">Use #whoblocksme from user testloginid2.</text:span></text:p>
        </text:list-item>
      </text:list>
      <text:p text:style-name="P3"><text:span text:style-name="T5"/></text:p>
      <text:p text:style-name="P3"/>
      <text:p text:style-name="P3"><text:span text:style-name="T5">Expected results:</text:span></text:p>
      <text:list xml:id="list591028579" text:style-name="L19">
        <text:list-item>
          <text:p text:style-name="P6"><text:span text:style-name="T2">Client testloginid will display that messages to user testloginid2 are being blocked.</text:span></text:p>
        </text:list-item>
        <text:list-item>
          <text:p text:style-name="P6"><text:span text:style-name="T2">Client testloginid2 will display it is being blocked by testloginid.</text:span></text:p>
        </text:list-item>
      </text:list>
      <text:p text:style-name="P3"><text:span text:style-name="T5">Cleanup:</text:span></text:p>
      <text:list xml:id="list1942732262" text:style-name="L18">
        <text:list-item>
          <text:p text:style-name="P17"><text:span text:style-name="T2">Hit CTRL+C to kill any remaining clients/serve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fo:language="en" fo:country="US" style:font-name-asian="WenQuanYi Zen Hei Sharp" style:font-size-asian="11pt" style:language-asian="ja" style:country-asian="JP"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Zen Hei Sharp" style:font-size-asian="14pt" style:font-name-complex="Lohit Devanagari1"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
    </style:style>
    <style:style style:name="HTML_20_Preformatted" style:display-name="HTML Preformatted" style:family="paragraph" style:parent-style-name="Standard" style:default-outline-level="">
      <style:paragraph-properties fo:margin-top="0in" fo:margin-bottom="0in" style:line-height-at-least="0.0693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1"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2:39:00</meta:creation-date>
    <meta:initial-creator>techdesk</meta:initial-creator>
    <dc:creator>caleb </dc:creator>
    <dc:date>2013-03-11T18:20:49</dc:date>
    <meta:editing-cycles>4</meta:editing-cycles>
    <meta:editing-duration>PT38M44S</meta:editing-duration>
    <meta:generator>LibreOffice/3.5$Linux_X86_64 LibreOffice_project/350m1$Build-2</meta:generator>
    <meta:document-statistic meta:table-count="0" meta:image-count="0" meta:object-count="0" meta:page-count="3" meta:paragraph-count="99" meta:word-count="622" meta:character-count="3944" meta:non-whitespace-character-count="3362"/>
    <meta:template xlink:type="simple" xlink:actuate="onRequest" xlink:title="Normal" xlink:href=""/>
  </office:meta>
</office:document-meta>
</file>